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434in" style:rel-column-width="2065*"/>
    </style:style>
    <style:style style:name="Table1.B" style:family="table-column">
      <style:table-column-properties style:column-width="1.7521in" style:rel-column-width="2523*"/>
    </style:style>
    <style:style style:name="Table1.C" style:family="table-column">
      <style:table-column-properties style:column-width="1.875in" style:rel-column-width="2700*"/>
    </style:style>
    <style:style style:name="Table1.D" style:family="table-column">
      <style:table-column-properties style:column-width="1.6319in" style:rel-column-width="23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1" style:family="table-row">
      <style:table-row-properties style:min-row-height="0.2451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ad41" officeooo:paragraph-rsid="0004ad41"/>
    </style:style>
    <style:style style:name="P2" style:family="paragraph" style:parent-style-name="Text_20_body">
      <style:text-properties officeooo:rsid="0013b92c" officeooo:paragraph-rsid="0013b92c"/>
    </style:style>
    <style:style style:name="P3" style:family="paragraph" style:parent-style-name="Text_20_body" style:list-style-name="L2">
      <style:text-properties officeooo:rsid="0013b92c" officeooo:paragraph-rsid="0013b92c"/>
    </style:style>
    <style:style style:name="P4" style:family="paragraph" style:parent-style-name="Text_20_body" style:list-style-name="L2">
      <style:text-properties officeooo:rsid="0014a6c9" officeooo:paragraph-rsid="0014a6c9"/>
    </style:style>
    <style:style style:name="P5" style:family="paragraph" style:parent-style-name="Text_20_body">
      <style:text-properties officeooo:rsid="0014a6c9" officeooo:paragraph-rsid="0014a6c9"/>
    </style:style>
    <style:style style:name="P6" style:family="paragraph" style:parent-style-name="Text_20_body">
      <style:text-properties officeooo:rsid="0016136c" officeooo:paragraph-rsid="001795b5"/>
    </style:style>
    <style:style style:name="P7" style:family="paragraph" style:parent-style-name="Text_20_body" style:list-style-name="L2">
      <style:text-properties officeooo:rsid="00161ca6" officeooo:paragraph-rsid="00161ca6"/>
    </style:style>
    <style:style style:name="P8" style:family="paragraph" style:parent-style-name="Text_20_body">
      <style:text-properties officeooo:rsid="001b6019" officeooo:paragraph-rsid="001b6019"/>
    </style:style>
    <style:style style:name="P9" style:family="paragraph" style:parent-style-name="Heading_20_1">
      <style:text-properties officeooo:paragraph-rsid="000d4e8b"/>
    </style:style>
    <style:style style:name="P10" style:family="paragraph" style:parent-style-name="Heading_20_1">
      <style:text-properties officeooo:rsid="001123c6" officeooo:paragraph-rsid="001123c6"/>
    </style:style>
    <style:style style:name="P11" style:family="paragraph" style:parent-style-name="Heading_20_1">
      <style:text-properties officeooo:paragraph-rsid="001123c6"/>
    </style:style>
    <style:style style:name="P12" style:family="paragraph" style:parent-style-name="Heading_20_1">
      <style:text-properties officeooo:rsid="0013b92c" officeooo:paragraph-rsid="0013b92c"/>
    </style:style>
    <style:style style:name="P13" style:family="paragraph" style:parent-style-name="Table_20_Contents">
      <style:text-properties officeooo:rsid="0004ad41" officeooo:paragraph-rsid="0004ad41"/>
    </style:style>
    <style:style style:name="P14" style:family="paragraph" style:parent-style-name="Table_20_Contents">
      <style:text-properties officeooo:rsid="00075f43" officeooo:paragraph-rsid="00075f43"/>
    </style:style>
    <style:style style:name="P15" style:family="paragraph" style:parent-style-name="Table_20_Contents">
      <style:text-properties officeooo:rsid="0007a0a3" officeooo:paragraph-rsid="0007a0a3"/>
    </style:style>
    <style:style style:name="P16" style:family="paragraph" style:parent-style-name="Table_20_Contents">
      <style:text-properties officeooo:rsid="0007b8ea" officeooo:paragraph-rsid="000bc56b"/>
    </style:style>
    <style:style style:name="P17" style:family="paragraph" style:parent-style-name="Table_20_Contents">
      <style:text-properties officeooo:rsid="00085e60" officeooo:paragraph-rsid="00085e60"/>
    </style:style>
    <style:style style:name="P18" style:family="paragraph" style:parent-style-name="Table_20_Contents">
      <style:text-properties officeooo:rsid="00085e60" officeooo:paragraph-rsid="000bc56b"/>
    </style:style>
    <style:style style:name="P19" style:family="paragraph" style:parent-style-name="Table_20_Contents">
      <style:text-properties officeooo:rsid="000bc56b" officeooo:paragraph-rsid="000bc56b"/>
    </style:style>
    <style:style style:name="P20" style:family="paragraph" style:parent-style-name="Table_20_Contents">
      <style:text-properties officeooo:rsid="0013b92c" officeooo:paragraph-rsid="0013b92c"/>
    </style:style>
    <style:style style:name="P21" style:family="paragraph" style:parent-style-name="Table_20_Contents">
      <style:paragraph-properties fo:text-align="center" style:justify-single-word="false"/>
      <style:text-properties officeooo:rsid="0013b92c" officeooo:paragraph-rsid="0013b92c"/>
    </style:style>
    <style:style style:name="T1" style:family="text">
      <style:text-properties officeooo:rsid="00075f43"/>
    </style:style>
    <style:style style:name="T2" style:family="text">
      <style:text-properties officeooo:rsid="00085e60"/>
    </style:style>
    <style:style style:name="T3" style:family="text">
      <style:text-properties officeooo:rsid="000b1fcf"/>
    </style:style>
    <style:style style:name="T4" style:family="text">
      <style:text-properties officeooo:rsid="000bc56b"/>
    </style:style>
    <style:style style:name="T5" style:family="text">
      <style:text-properties officeooo:rsid="001123c6"/>
    </style:style>
    <style:style style:name="T6" style:family="text">
      <style:text-properties officeooo:rsid="0015080c"/>
    </style:style>
    <style:style style:name="T7" style:family="text">
      <style:text-properties officeooo:rsid="001795b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30 Week Pl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Week/Days</text:p>
          </table:table-cell>
          <table:table-cell table:style-name="Table1.A1" office:value-type="string">
            <text:p text:style-name="P13">Programming</text:p>
          </table:table-cell>
          <table:table-cell table:style-name="Table1.A1" office:value-type="string">
            <text:p text:style-name="P13">Web</text:p>
          </table:table-cell>
          <table:table-cell table:style-name="Table1.D1" office:value-type="string">
            <text:p text:style-name="P13">Robotics</text:p>
          </table:table-cell>
        </table:table-row>
        <table:table-row>
          <table:table-cell table:style-name="Table1.A2" office:value-type="string">
            <text:p text:style-name="P13">T1W7, 25/2 &amp; 27/2</text:p>
          </table:table-cell>
          <table:table-cell table:style-name="Table1.A2" office:value-type="string">
            <text:p text:style-name="P13">NOI mock contest set by Zhi<text:span text:style-name="T1">j</text:span>ian</text:p>
          </table:table-cell>
          <table:table-cell table:style-name="Table1.A2" office:value-type="string">
            <text:p text:style-name="P14">N/A</text:p>
          </table:table-cell>
          <table:table-cell table:style-name="Table1.D2" office:value-type="string">
            <text:p text:style-name="P14">N/A</text:p>
          </table:table-cell>
        </table:table-row>
        <table:table-row>
          <table:table-cell table:style-name="Table1.A2" office:value-type="string">
            <text:p text:style-name="P13">T1<text:span text:style-name="T1">W8, 4/3 &amp; 6/3</text:span></text:p>
          </table:table-cell>
          <table:table-cell table:style-name="Table1.A2" office:value-type="string">
            <text:p text:style-name="P15">NOI mock contest</text:p>
          </table:table-cell>
          <table:table-cell table:style-name="Table1.A2" office:value-type="string">
            <text:p text:style-name="P15">N/A</text:p>
          </table:table-cell>
          <table:table-cell table:style-name="Table1.D2" office:value-type="string">
            <text:p text:style-name="P19">Preparation for RoboCup</text:p>
          </table:table-cell>
        </table:table-row>
        <table:table-row>
          <table:table-cell table:style-name="Table1.A2" office:value-type="string">
            <text:p text:style-name="P15">7/3</text:p>
          </table:table-cell>
          <table:table-cell table:style-name="Table1.D2" table:number-columns-spanned="3" office:value-type="string">
            <text:p text:style-name="P15">NOI</text:p>
          </table:table-cell>
          <table:covered-table-cell/>
          <table:covered-table-cell/>
        </table:table-row>
        <table:table-row>
          <table:table-cell table:style-name="Table1.A2" office:value-type="string">
            <text:p text:style-name="P19">T1W9-T1W10</text:p>
          </table:table-cell>
          <table:table-cell table:style-name="Table1.A2" table:number-columns-spanned="2" office:value-type="string">
            <text:p text:style-name="P19">Orientation and introduction of members (JC and High School) for J1s; selection of divisions. J2s to come up with proposal for a application/web project that they wish to work on in T2 and do some learning/research on required skills.</text:p>
          </table:table-cell>
          <table:covered-table-cell/>
          <table:table-cell table:style-name="Table1.D2" office:value-type="string">
            <text:p text:style-name="P19">Preparation for RoboCup</text:p>
          </table:table-cell>
        </table:table-row>
        <table:table-row>
          <table:table-cell table:style-name="Table1.A2" office:value-type="string">
            <text:p text:style-name="P16">T<text:span text:style-name="T4">2</text:span>W<text:span text:style-name="T4">1</text:span> – <text:span text:style-name="T2">T2W10</text:span></text:p>
          </table:table-cell>
          <table:table-cell table:style-name="Table1.A2" office:value-type="string">
            <text:p text:style-name="P18">Work on own/collaborate on application projects, possible development competitions</text:p>
          </table:table-cell>
          <table:table-cell table:style-name="Table1.A2" office:value-type="string">
            <text:p text:style-name="P18">Work on own/collaborate on webdev projects, possible webdev competitions</text:p>
          </table:table-cell>
          <table:table-cell table:style-name="Table1.D2" office:value-type="string">
            <text:p text:style-name="P18">Practice on past year missions with old playing fields</text:p>
          </table:table-cell>
        </table:table-row>
        <table:table-row>
          <table:table-cell table:style-name="Table1.A2" office:value-type="string">
            <text:p text:style-name="P17">T3W1-T3W10</text:p>
          </table:table-cell>
          <table:table-cell table:style-name="Table1.A2" office:value-type="string">
            <text:p text:style-name="P17">Continue on old project or launch a new one</text:p>
          </table:table-cell>
          <table:table-cell table:style-name="Table1.A2" office:value-type="string">
            <text:p text:style-name="P17">Continue on old project or launch a new one</text:p>
          </table:table-cell>
          <table:table-cell table:style-name="Table1.D2" office:value-type="string">
            <text:p text:style-name="P17">Preparation for NJRC</text:p>
          </table:table-cell>
        </table:table-row>
      </table:table>
      <text:p text:style-name="P1"/>
      <text:p text:style-name="Title"><text:soft-page-break/>Terms of Reference</text:p>
      <text:h text:style-name="Heading_20_1" text:outline-level="1">Chairman: <text:span text:style-name="T3">Set the goals and direction of the CCA, point of contact with CCA Teacher IC, organising members to sign up for competitions, finding new CCA initiatives, ensuring CCA venue and timing</text:span></text:h>
      <text:h text:style-name="P9" text:outline-level="1">Vice Chairman: <text:span text:style-name="T3">Set the goals and direction of the CCA, Ensuring and marking attendance, organising members to sign up for competitions, ensuring CCA venue and timing</text:span></text:h>
      <text:h text:style-name="P10" text:outline-level="1">Infocomm IC: Ensuring that members are working on their projects, tracking progress of members, helping and aiding members with technicalities</text:h>
      <text:h text:style-name="P11" text:outline-level="1">Robotics IC: <text:span text:style-name="T5">Ensuring that members are working on their projects, tracking progress of members, helping and aiding members with technicalities, taking stock of robotics equipment, handling purchases of robotics parts</text:span></text:h>
      <text:p text:style-name="Title">Organisational Chart</text:p>
      <table:table table:name="Table2" table:style-name="Table2">
        <table:table-column table:style-name="Table2.A" table:number-columns-repeated="2"/>
        <table:table-row table:style-name="Table2.1">
          <table:table-cell table:style-name="Table2.A1" table:number-columns-spanned="2" office:value-type="string">
            <text:p text:style-name="P21">Teacher IC</text:p>
          </table:table-cell>
          <table:covered-table-cell/>
        </table:table-row>
        <table:table-row>
          <table:table-cell table:style-name="Table2.A2" office:value-type="string">
            <text:p text:style-name="P20">Chairman</text:p>
          </table:table-cell>
          <table:table-cell table:style-name="Table2.B2" office:value-type="string">
            <text:p text:style-name="P20">Vice Chairman</text:p>
          </table:table-cell>
        </table:table-row>
        <table:table-row>
          <table:table-cell table:style-name="Table2.A2" office:value-type="string">
            <text:p text:style-name="P20">Infocomm IC</text:p>
          </table:table-cell>
          <table:table-cell table:style-name="Table2.B2" office:value-type="string">
            <text:p text:style-name="P20">Robotics IC</text:p>
          </table:table-cell>
        </table:table-row>
      </table:table>
      <text:p text:style-name="Title">Election Procedure</text:p>
      <text:h text:style-name="P12" text:outline-level="1">Candidates</text:h>
      <text:p text:style-name="P2">Candidates are to submit a proposal to the current EXCO on:</text:p>
      <text:list xml:id="list5177338791480855614" text:style-name="L2">
        <text:list-item>
          <text:p text:style-name="P7">Exco position to run for</text:p>
        </text:list-item>
        <text:list-item>
          <text:p text:style-name="P3">Direction and goal of CCA</text:p>
        </text:list-item>
        <text:list-item>
          <text:p text:style-name="P3">Activities and structure of CCA sessions</text:p>
        </text:list-item>
        <text:list-item>
          <text:p text:style-name="P4"><text:soft-page-break/>New initiatives</text:p>
        </text:list-item>
        <text:list-item>
          <text:p text:style-name="P4">What the CCA means to them and how they wish to improve it</text:p>
        </text:list-item>
        <text:list-item>
          <text:p text:style-name="P4">Proposed CCA culture and bonding</text:p>
        </text:list-item>
      </text:list>
      <text:p text:style-name="P5">Shortlisted candidates are required to give a short 3 minute speech in front of the entire CCA, <text:span text:style-name="T6">followed by a 5 minute Q&amp;A.</text:span></text:p>
      <text:p text:style-name="P6"><text:span text:style-name="T7">Voting for positions will be done in the following manner: Chairman, Vice-Chairman, Infocomm IC, Robotics IC.</text:span></text:p>
      <text:p text:style-name="P6"><text:s/><text:span text:style-name="T7">All members will be entitled to one vote each for each of the positions.</text:span></text:p>
      <text:p text:style-name="P8">Candidates are subject to final vetting by the Teacher IC as well as current EX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13:34:22.121875046</meta:creation-date>
    <dc:date>2015-02-16T15:32:51.219299665</dc:date>
    <meta:editing-duration>PT1H43M7S</meta:editing-duration>
    <meta:editing-cycles>23</meta:editing-cycles>
    <meta:generator>LibreOffice/4.2.7.2$Linux_X86_64 LibreOffice_project/420m0$Build-2</meta:generator>
    <meta:document-statistic meta:table-count="2" meta:image-count="0" meta:object-count="0" meta:page-count="3" meta:paragraph-count="50" meta:word-count="372" meta:character-count="2251" meta:non-whitespace-character-count="1933"/>
  </office:meta>
</office:document-meta>
</file>